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dc85" officeooo:paragraph-rsid="000fdc85"/>
    </style:style>
    <style:style style:name="P2" style:family="paragraph" style:parent-style-name="Standard">
      <style:text-properties officeooo:paragraph-rsid="000fdc85"/>
    </style:style>
    <style:style style:name="P3" style:family="paragraph" style:parent-style-name="Standard">
      <style:text-properties officeooo:paragraph-rsid="00103310"/>
    </style:style>
    <style:style style:name="P4" style:family="paragraph" style:parent-style-name="Standard">
      <style:text-properties fo:font-size="15pt" fo:font-weight="bold" officeooo:rsid="00103310" officeooo:paragraph-rsid="00103310" style:font-size-asian="15pt" style:font-weight-asian="bold" style:font-size-complex="15pt" style:font-weight-complex="bold"/>
    </style:style>
    <style:style style:name="T1" style:family="text">
      <style:text-properties officeooo:rsid="000fdc8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033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TTING UP VIRTUAL ENVIROMENT FOR PYTHON / DJANGO AND INSTALLING REQUIRED PACKAGES :</text:p>
      <text:p text:style-name="P1"/>
      <text:p text:style-name="P1"/>
      <text:p text:style-name="P1">Directory structure:</text:p>
      <text:p text:style-name="P1"><text:tab/>djangogirlstutorial</text:p>
      <text:p text:style-name="P1"><text:tab/> <text:s text:c="4"/>|___myenv</text:p>
      <text:p text:style-name="P1"><text:tab/> <text:s text:c="4"/>|___requirements.txt<text:tab/></text:p>
      <text:p text:style-name="P1"/>
      <text:p text:style-name="P1"/>
      <text:p text:style-name="P1">=&gt;Create Virtual enviroment named venv:</text:p>
      <text:p text:style-name="P2"><text:span text:style-name="T1"><text:tab/>-&gt; $ </text:span><text:span text:style-name="Source_20_Text">python3 -m venv myvenv</text:span></text:p>
      <text:p text:style-name="P1"/>
      <text:p text:style-name="P1">=&gt; Start Virtual enviroment:</text:p>
      <text:p text:style-name="P1"><text:tab/>-&gt; <text:span text:style-name="T2">$ source myvenv/bin/activate</text:span></text:p>
      <text:p text:style-name="P1"/>
      <text:p text:style-name="P1">=&gt; Install and upgrade pip in myenv:</text:p>
      <text:p text:style-name="P2"><text:span text:style-name="T1"><text:tab/>-&gt; </text:span><text:span text:style-name="Source_20_Text">$ python -m pip install --upgrade pip</text:span></text:p>
      <text:p text:style-name="P1"/>
      <text:p text:style-name="P1">=&gt; Install all requirements at once using requirements.txt:</text:p>
      <text:p text:style-name="P2"><text:span text:style-name="T1"><text:tab/>-&gt; <text:s/></text:span><text:span text:style-name="Source_20_Text"><text:span text:style-name="T1">$ </text:span></text:span><text:span text:style-name="Source_20_Text">pip install -r requirements.txt</text:span></text:p>
      <text:p text:style-name="P2"><text:span text:style-name="Source_20_Text"/></text:p>
      <text:p text:style-name="P3"><text:span text:style-name="T3">=&gt; How to write requirements in </text:span><text:span text:style-name="Citation"><text:span text:style-name="T3">requirements.txt</text:span></text:span><text:span text:style-name="T3">:</text:span></text:p>
      <text:p text:style-name="P3"><text:tab/>-<text:span text:style-name="T3">&gt; ------------------------</text:span></text:p>
      <text:p text:style-name="P3"><text:tab/> <text:s text:c="4"/><text:span text:style-name="T3">| <text:s text:c="2"/>Django~=2.0.6 <text:s/>| </text:span></text:p>
      <text:p text:style-name="P3"><text:tab/> <text:s text:c="4"/><text:span text:style-name="T3">| <text:s text:c="28"/>|</text:span></text:p>
      <text:p text:style-name="P3"><text:tab/> <text:s text:c="4"/><text:span text:style-name="T3">| <text:s text:c="28"/>|</text:span></text:p>
      <text:p text:style-name="P3"><text:tab/> <text:s text:c="4"/><text:span text:style-name="T3">| <text:s text:c="28"/>|</text:span></text:p>
      <text:p text:style-name="P1"><text:tab/> <text:s text:c="4"/>------------------------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02:51:02.950378565</meta:creation-date>
    <dc:date>2019-02-17T03:10:36.347116408</dc:date>
    <meta:editing-duration>PT8M33S</meta:editing-duration>
    <meta:editing-cycles>1</meta:editing-cycles>
    <meta:document-statistic meta:table-count="0" meta:image-count="0" meta:object-count="0" meta:page-count="1" meta:paragraph-count="20" meta:word-count="86" meta:character-count="712" meta:non-whitespace-character-count="509"/>
    <meta:generator>LibreOffice/6.0.7.3$Linux_X86_64 LibreOffice_project/00m0$Build-3</meta:generator>
  </office:meta>
</office:document-meta>
</file>